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Fine_20_Dashed_20__28_var_29_" svg:stroke-width="0.051cm" svg:stroke-color="#b3b3b3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style:text-properties fo:font-size="16pt" style:font-size-asian="16pt" style:font-size-complex="16pt"/>
    </style:style>
    <style:style style:name="T1" style:family="text">
      <style:text-properties fo:font-family="'Liberation Sans'" style:font-style-name="Regular" style:font-family-generic="swiss" fo:font-size="16pt" fo:font-style="italic" style:font-family-asian="'Liberation Sans'" style:font-style-name-asian="Regular" style:font-family-generic-asian="swiss" style:font-size-asian="16pt" style:font-style-asian="italic" style:font-family-complex="'Liberation Sans'" style:font-style-name-complex="Regular" style:font-family-generic-complex="swiss" style:font-size-complex="16pt" style:font-style-complex="italic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style:text-position="sub 58%" fo:font-size="16pt" fo:font-style="italic" style:font-size-asian="16pt" style:font-style-asian="italic" style:font-size-complex="16pt" style:font-style-complex="italic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255cm" svg:y1="9.89cm" svg:x2="9.255cm" svg:y2="7.35cm">
          <text:p/>
        </draw:line>
        <draw:line draw:style-name="gr1" draw:text-style-name="P1" draw:layer="layout" svg:x1="9.255cm" svg:y1="9.89cm" svg:x2="14.97cm" svg:y2="9.89cm">
          <text:p/>
        </draw:line>
        <draw:frame draw:style-name="gr2" draw:text-style-name="P3" draw:layer="layout" svg:width="0.972cm" svg:height="0.878cm" svg:x="15.07cm" svg:y="9.461cm">
          <draw:text-box>
            <text:p text:style-name="P2"><text:span text:style-name="T1">rs</text:span></text:p>
          </draw:text-box>
        </draw:frame>
        <draw:frame draw:style-name="gr2" draw:text-style-name="P3" draw:layer="layout" svg:width="2.776cm" svg:height="1.064cm" svg:x="7.82cm" svg:y="6.18cm">
          <draw:text-box>
            <text:p text:style-name="P2"><text:span text:style-name="T2">et</text:span><text:span text:style-name="T3">real </text:span><text:span text:style-name="T2">/</text:span><text:span text:style-name="T3"> </text:span><text:span text:style-name="T2">et</text:span><text:span text:style-name="T3">pot</text:span></text:p>
          </draw:text-box>
        </draw:frame>
        <draw:line draw:style-name="gr3" draw:text-style-name="P1" draw:layer="layout" svg:x1="8.924cm" svg:y1="9.89cm" svg:x2="9.244cm" svg:y2="9.89cm">
          <text:p/>
        </draw:line>
        <draw:line draw:style-name="gr3" draw:text-style-name="P1" draw:layer="layout" svg:x1="8.924cm" svg:y1="8.19cm" svg:x2="9.244cm" svg:y2="8.19cm">
          <text:p/>
        </draw:line>
        <draw:line draw:style-name="gr3" draw:text-style-name="P1" draw:layer="layout" svg:x1="9.257cm" svg:y1="9.89cm" svg:x2="9.256cm" svg:y2="10.182cm">
          <text:p/>
        </draw:line>
        <draw:line draw:style-name="gr3" draw:text-style-name="P1" draw:layer="layout" svg:x1="10.158cm" svg:y1="9.89cm" svg:x2="10.157cm" svg:y2="10.182cm">
          <text:p/>
        </draw:line>
        <draw:line draw:style-name="gr3" draw:text-style-name="P1" draw:layer="layout" svg:x1="12.059cm" svg:y1="9.89cm" svg:x2="12.058cm" svg:y2="10.182cm">
          <text:p/>
        </draw:line>
        <draw:frame draw:style-name="gr2" draw:text-style-name="P4" draw:layer="layout" svg:width="0.815cm" svg:height="0.878cm" svg:x="8.121cm" svg:y="9.38cm">
          <draw:text-box>
            <text:p><text:span text:style-name="T4">0</text:span></text:p>
          </draw:text-box>
        </draw:frame>
        <draw:frame draw:style-name="gr2" draw:text-style-name="P4" draw:layer="layout" svg:width="0.815cm" svg:height="0.878cm" svg:x="8.122cm" svg:y="7.68cm">
          <draw:text-box>
            <text:p><text:span text:style-name="T4">1</text:span></text:p>
          </draw:text-box>
        </draw:frame>
        <draw:line draw:style-name="gr3" draw:text-style-name="P1" draw:layer="layout" svg:x1="13.996cm" svg:y1="9.89cm" svg:x2="13.995cm" svg:y2="10.182cm">
          <text:p/>
        </draw:line>
        <draw:polyline draw:style-name="gr4" draw:text-style-name="P1" draw:layer="layout" svg:width="4.781cm" svg:height="1.632cm" svg:x="9.255cm" svg:y="8.257cm" svg:viewBox="0 0 4782 1633" draw:points="0,1633 903,1633 2892,0 4782,6">
          <text:p/>
        </draw:polyline>
        <draw:frame draw:style-name="gr2" draw:text-style-name="P4" draw:layer="layout" svg:width="0.815cm" svg:height="0.878cm" svg:x="8.822cm" svg:y="10.18cm">
          <draw:text-box>
            <text:p><text:span text:style-name="T4">0</text:span></text:p>
          </draw:text-box>
        </draw:frame>
        <draw:frame draw:style-name="gr2" draw:text-style-name="P4" draw:layer="layout" svg:width="0.815cm" svg:height="0.878cm" svg:x="13.615cm" svg:y="10.18cm">
          <draw:text-box>
            <text:p><text:span text:style-name="T4">1</text:span></text:p>
          </draw:text-box>
        </draw:frame>
        <draw:frame draw:style-name="gr2" draw:text-style-name="P3" draw:layer="layout" svg:width="1.95cm" svg:height="1.064cm" svg:x="9.763cm" svg:y="10.18cm">
          <draw:text-box>
            <text:p text:style-name="P2"><text:span text:style-name="T2">rs</text:span><text:span text:style-name="T3">et_min</text:span></text:p>
          </draw:text-box>
        </draw:frame>
        <draw:frame draw:style-name="gr2" draw:text-style-name="P3" draw:layer="layout" svg:width="2.043cm" svg:height="1.064cm" svg:x="11.564cm" svg:y="10.18cm">
          <draw:text-box>
            <text:p text:style-name="P2"><text:span text:style-name="T2">rs</text:span><text:span text:style-name="T3">et_ma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vid Kneis</meta:initial-creator>
    <meta:creation-date>2010-12-22T17:27:34</meta:creation-date>
    <meta:generator>OpenOffice.org/3.2$Linux OpenOffice.org_project/320m12$Build-9483</meta:generator>
    <dc:date>2012-07-27T22:26:19</dc:date>
    <dc:creator>David Kneis</dc:creator>
    <meta:editing-duration>PT02H44M18S</meta:editing-duration>
    <meta:editing-cycles>12</meta:editing-cycles>
    <meta:document-statistic meta:object-count="17"/>
  </office:meta>
</office:document-meta>
</file>